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1cm"/>
    </style:style>
    <style:style style:name="co3" style:family="table-column">
      <style:table-column-properties fo:break-before="auto" style:column-width="5.196cm"/>
    </style:style>
    <style:style style:name="co4" style:family="table-column">
      <style:table-column-properties fo:break-before="auto" style:column-width="5.059cm"/>
    </style:style>
    <style:style style:name="co5" style:family="table-column">
      <style:table-column-properties fo:break-before="auto" style:column-width="4.479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3.39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5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fr" number:country="FR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00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C2S" table:style-name="ta1">
        <table:shapes>
          <draw:frame draw:z-index="0" draw:style-name="gr1" draw:text-style-name="P1" svg:width="25.154cm" svg:height="9.352cm" svg:x="2.247cm" svg:y="9.651cm">
            <draw:object draw:notify-on-update-of-ranges="2C2S.A2:2C2S.A2 2C2S.A3:2C2S.A12 2C2S.B2:2C2S.B2 2C2S.B3:2C2S.B12 2C2S.C2:2C2S.C2 2C2S.C3:2C2S.C12 2C2S.D2:2C2S.D2 2C2S.D3:2C2S.D12 2C2S.E2:2C2S.E2 2C2S.E3:2C2S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.952cm" svg:height="8.872cm" svg:x="2.255cm" svg:y="19.513cm">
            <draw:object draw:notify-on-update-of-ranges="2C2S.A2:2C2S.A2 2C2S.A3:2C2S.A12 2C2S.F2:2C2S.F2 2C2S.F3:2C2S.F12 2C2S.A2:2C2S.A2 2C2S.A3:2C2S.A12 2C2S.G2:2C2S.G2 2C2S.G3:2C2S.G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Delay</text:p>
          </table:table-cell>
          <table:table-cell table:style-name="ce2" office:value-type="string" calcext:value-type="string">
            <text:p>Dependant multithreading</text:p>
          </table:table-cell>
          <table:table-cell table:style-name="ce2" office:value-type="string" calcext:value-type="string">
            <text:p>Dependant classic</text:p>
          </table:table-cell>
          <table:table-cell table:style-name="ce2" office:value-type="string" calcext:value-type="string">
            <text:p>Independant multithreading</text:p>
          </table:table-cell>
          <table:table-cell table:style-name="ce2" office:value-type="string" calcext:value-type="string">
            <text:p>Independant classic</text:p>
          </table:table-cell>
          <table:table-cell office:value-type="string" calcext:value-type="string">
            <text:p>Dependant relative</text:p>
          </table:table-cell>
          <table:table-cell office:value-type="string" calcext:value-type="string">
            <text:p>Independant relati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413947" calcext:value-type="float">
            <text:p>0,413947</text:p>
          </table:table-cell>
          <table:table-cell table:style-name="ce3" office:value-type="float" office:value="0.458683" calcext:value-type="float">
            <text:p>0,458683</text:p>
          </table:table-cell>
          <table:table-cell table:style-name="ce3" office:value-type="float" office:value="0.223781" calcext:value-type="float">
            <text:p>0,223781</text:p>
          </table:table-cell>
          <table:table-cell table:style-name="ce3" office:value-type="float" office:value="0.306874" calcext:value-type="float">
            <text:p>0,306874</text:p>
          </table:table-cell>
          <table:table-cell table:formula="of:=[.C3]/[.B3]" office:value-type="float" office:value="1.10807180629404" calcext:value-type="float">
            <text:p>1,1080718063</text:p>
          </table:table-cell>
          <table:table-cell table:formula="of:=[.E3]/[.D3]" office:value-type="float" office:value="1.37131391851855" calcext:value-type="float">
            <text:p>1,3713139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0.757692" calcext:value-type="float">
            <text:p>0,757692</text:p>
          </table:table-cell>
          <table:table-cell table:style-name="ce3" office:value-type="float" office:value="0.922055" calcext:value-type="float">
            <text:p>0,922055</text:p>
          </table:table-cell>
          <table:table-cell table:style-name="ce3" office:value-type="float" office:value="0.399216" calcext:value-type="float">
            <text:p>0,399216</text:p>
          </table:table-cell>
          <table:table-cell table:style-name="ce3" office:value-type="float" office:value="0.601701" calcext:value-type="float">
            <text:p>0,601701</text:p>
          </table:table-cell>
          <table:table-cell table:formula="of:=[.C4]/[.B4]" office:value-type="float" office:value="1.21692587489376" calcext:value-type="float">
            <text:p>1,2169258749</text:p>
          </table:table-cell>
          <table:table-cell table:formula="of:=[.E4]/[.D4]" office:value-type="float" office:value="1.50720662498497" calcext:value-type="float">
            <text:p>1,507206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.78738" calcext:value-type="float">
            <text:p>1,78738</text:p>
          </table:table-cell>
          <table:table-cell table:style-name="ce3" office:value-type="float" office:value="2.27216" calcext:value-type="float">
            <text:p>2,27216</text:p>
          </table:table-cell>
          <table:table-cell table:style-name="ce3" office:value-type="float" office:value="0.884743" calcext:value-type="float">
            <text:p>0,884743</text:p>
          </table:table-cell>
          <table:table-cell table:style-name="ce3" office:value-type="float" office:value="1.53838" calcext:value-type="float">
            <text:p>1,53838</text:p>
          </table:table-cell>
          <table:table-cell table:formula="of:=[.C5]/[.B5]" office:value-type="float" office:value="1.27122380243709" calcext:value-type="float">
            <text:p>1,2712238024</text:p>
          </table:table-cell>
          <table:table-cell table:formula="of:=[.E5]/[.D5]" office:value-type="float" office:value="1.7387874218841" calcext:value-type="float">
            <text:p>1,73878742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2.40313" calcext:value-type="float">
            <text:p>2,40313</text:p>
          </table:table-cell>
          <table:table-cell table:style-name="ce3" office:value-type="float" office:value="4.03989" calcext:value-type="float">
            <text:p>4,03989</text:p>
          </table:table-cell>
          <table:table-cell table:style-name="ce3" office:value-type="float" office:value="1.21303" calcext:value-type="float">
            <text:p>1,21303</text:p>
          </table:table-cell>
          <table:table-cell table:style-name="ce3" office:value-type="float" office:value="2.17525" calcext:value-type="float">
            <text:p>2,17525</text:p>
          </table:table-cell>
          <table:table-cell table:formula="of:=[.C6]/[.B6]" office:value-type="float" office:value="1.6810950718438" calcext:value-type="float">
            <text:p>1,6810950718</text:p>
          </table:table-cell>
          <table:table-cell table:formula="of:=[.E6]/[.D6]" office:value-type="float" office:value="1.79323677073114" calcext:value-type="float">
            <text:p>1,79323677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3.16885" calcext:value-type="float">
            <text:p>3,16885</text:p>
          </table:table-cell>
          <table:table-cell table:style-name="ce3" office:value-type="float" office:value="5.72091" calcext:value-type="float">
            <text:p>5,72091</text:p>
          </table:table-cell>
          <table:table-cell table:style-name="ce3" office:value-type="float" office:value="1.77255" calcext:value-type="float">
            <text:p>1,77255</text:p>
          </table:table-cell>
          <table:table-cell table:style-name="ce3" office:value-type="float" office:value="3.65973" calcext:value-type="float">
            <text:p>3,65973</text:p>
          </table:table-cell>
          <table:table-cell table:formula="of:=[.C7]/[.B7]" office:value-type="float" office:value="1.80535841077994" calcext:value-type="float">
            <text:p>1,8053584108</text:p>
          </table:table-cell>
          <table:table-cell table:formula="of:=[.E7]/[.D7]" office:value-type="float" office:value="2.06466954387746" calcext:value-type="float">
            <text:p>2,06466954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4.71428" calcext:value-type="float">
            <text:p>4,71428</text:p>
          </table:table-cell>
          <table:table-cell table:style-name="ce3" office:value-type="float" office:value="6.58226" calcext:value-type="float">
            <text:p>6,58226</text:p>
          </table:table-cell>
          <table:table-cell table:style-name="ce3" office:value-type="float" office:value="2.69626" calcext:value-type="float">
            <text:p>2,69626</text:p>
          </table:table-cell>
          <table:table-cell table:style-name="ce3" office:value-type="float" office:value="5.6897" calcext:value-type="float">
            <text:p>5,6897</text:p>
          </table:table-cell>
          <table:table-cell table:formula="of:=[.C8]/[.B8]" office:value-type="float" office:value="1.39623866210747" calcext:value-type="float">
            <text:p>1,3962386621</text:p>
          </table:table-cell>
          <table:table-cell table:formula="of:=[.E8]/[.D8]" office:value-type="float" office:value="2.11021934086475" calcext:value-type="float">
            <text:p>2,11021934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6.34916" calcext:value-type="float">
            <text:p>6,34916</text:p>
          </table:table-cell>
          <table:table-cell table:style-name="ce3" office:value-type="float" office:value="11.0358" calcext:value-type="float">
            <text:p>11,0358</text:p>
          </table:table-cell>
          <table:table-cell table:style-name="ce3" office:value-type="float" office:value="3.8821" calcext:value-type="float">
            <text:p>3,8821</text:p>
          </table:table-cell>
          <table:table-cell table:style-name="ce3" office:value-type="float" office:value="6.85537" calcext:value-type="float">
            <text:p>6,85537</text:p>
          </table:table-cell>
          <table:table-cell table:formula="of:=[.C9]/[.B9]" office:value-type="float" office:value="1.73815118850368" calcext:value-type="float">
            <text:p>1,7381511885</text:p>
          </table:table-cell>
          <table:table-cell table:formula="of:=[.E9]/[.D9]" office:value-type="float" office:value="1.76589217176271" calcext:value-type="float">
            <text:p>1,76589217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9.38968" calcext:value-type="float">
            <text:p>9,38968</text:p>
          </table:table-cell>
          <table:table-cell table:style-name="ce3" office:value-type="float" office:value="13.1884" calcext:value-type="float">
            <text:p>13,1884</text:p>
          </table:table-cell>
          <table:table-cell table:style-name="ce3" office:value-type="float" office:value="5.4506" calcext:value-type="float">
            <text:p>5,4506</text:p>
          </table:table-cell>
          <table:table-cell table:style-name="ce3" office:value-type="float" office:value="10.6461" calcext:value-type="float">
            <text:p>10,6461</text:p>
          </table:table-cell>
          <table:table-cell table:formula="of:=[.C10]/[.B10]" office:value-type="float" office:value="1.40456330780176" calcext:value-type="float">
            <text:p>1,4045633078</text:p>
          </table:table-cell>
          <table:table-cell table:formula="of:=[.E10]/[.D10]" office:value-type="float" office:value="1.9531978130848" calcext:value-type="float">
            <text:p>1,95319781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17.9006" calcext:value-type="float">
            <text:p>17,9006</text:p>
          </table:table-cell>
          <table:table-cell table:style-name="ce3" office:value-type="float" office:value="26.7449" calcext:value-type="float">
            <text:p>26,7449</text:p>
          </table:table-cell>
          <table:table-cell table:style-name="ce3" office:value-type="float" office:value="9.85246" calcext:value-type="float">
            <text:p>9,85246</text:p>
          </table:table-cell>
          <table:table-cell table:style-name="ce3" office:value-type="float" office:value="17.5372" calcext:value-type="float">
            <text:p>17,5372</text:p>
          </table:table-cell>
          <table:table-cell table:formula="of:=[.C11]/[.B11]" office:value-type="float" office:value="1.49407841077953" calcext:value-type="float">
            <text:p>1,4940784108</text:p>
          </table:table-cell>
          <table:table-cell table:formula="of:=[.E11]/[.D11]" office:value-type="float" office:value="1.77998185224807" calcext:value-type="float">
            <text:p>1,77998185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31.1636" calcext:value-type="float">
            <text:p>31,1636</text:p>
          </table:table-cell>
          <table:table-cell table:style-name="ce3" office:value-type="float" office:value="51.385" calcext:value-type="float">
            <text:p>51,385</text:p>
          </table:table-cell>
          <table:table-cell table:style-name="ce3" office:value-type="float" office:value="18.8948" calcext:value-type="float">
            <text:p>18,8948</text:p>
          </table:table-cell>
          <table:table-cell table:style-name="ce3" office:value-type="float" office:value="35.9672" calcext:value-type="float">
            <text:p>35,9672</text:p>
          </table:table-cell>
          <table:table-cell table:formula="of:=[.C12]/[.B12]" office:value-type="float" office:value="1.64887882016198" calcext:value-type="float">
            <text:p>1,6488788202</text:p>
          </table:table-cell>
          <table:table-cell table:formula="of:=[.E12]/[.D12]" office:value-type="float" office:value="1.90355018311917" calcext:value-type="float">
            <text:p>1,9035501831</text:p>
          </table:table-cell>
        </table:table-row>
        <table:table-row table:style-name="ro3" table:number-rows-repeated="11">
          <table:table-cell table:number-columns-repeated="7"/>
        </table:table-row>
        <table:table-row table:style-name="ro1" table:number-rows-repeated="5">
          <table:table-cell table:number-columns-repeated="7"/>
        </table:table-row>
        <table:table-row table:style-name="ro3" table:number-rows-repeated="1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3" table:number-rows-repeated="7">
          <table:table-cell table:number-columns-repeated="7"/>
        </table:table-row>
        <table:table-row table:style-name="ro1">
          <table:table-cell table:number-columns-repeated="7"/>
        </table:table-row>
        <table:table-row table:style-name="ro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C10S" table:style-name="ta1">
        <table:shapes>
          <draw:frame draw:z-index="0" draw:style-name="gr1" draw:text-style-name="P1" svg:width="29.171cm" svg:height="9.151cm" svg:x="2.312cm" svg:y="5.656cm">
            <draw:object draw:notify-on-update-of-ranges="2C10S.A2:2C10S.A2 2C10S.A3:2C10S.A12 2C10S.B2:2C10S.B2 2C10S.B3:2C10S.B12 2C10S.A2:2C10S.A2 2C10S.A3:2C10S.A12 2C10S.C2:2C10S.C2 2C10S.C3:2C10S.C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9.338cm" svg:height="8.999cm" svg:x="2.257cm" svg:y="15.333cm">
            <draw:object draw:notify-on-update-of-ranges="2C10S.A2:2C10S.A2 2C10S.A3:2C10S.A12 2C10S.D2:2C10S.D2 2C10S.D3:2C10S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/>
          <table:table-cell table:style-name="ce1" table:number-columns-spanned="2" table:number-rows-spanned="1"/>
          <table:covered-table-cell/>
          <table:table-cell/>
        </table:table-row>
        <table:table-row table:style-name="ro4">
          <table:table-cell/>
          <table:table-cell table:style-name="ce2" office:value-type="string" calcext:value-type="string">
            <text:p>Independant multithreading</text:p>
          </table:table-cell>
          <table:table-cell table:style-name="ce2" office:value-type="string" calcext:value-type="string">
            <text:p>Independant classic</text:p>
          </table:table-cell>
          <table:table-cell office:value-type="string" calcext:value-type="string">
            <text:p>Independant relativ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0.858491" calcext:value-type="float">
            <text:p>0,858491</text:p>
          </table:table-cell>
          <table:table-cell table:style-name="ce3" office:value-type="float" office:value="2.12238" calcext:value-type="float">
            <text:p>2,12238</text:p>
          </table:table-cell>
          <table:table-cell table:formula="of:=[.C3]/[.B3]" office:value-type="float" office:value="2.47222160744842" calcext:value-type="float">
            <text:p>2,4722216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1.6164" calcext:value-type="float">
            <text:p>1,6164</text:p>
          </table:table-cell>
          <table:table-cell table:style-name="ce3" office:value-type="float" office:value="2.85758" calcext:value-type="float">
            <text:p>2,85758</text:p>
          </table:table-cell>
          <table:table-cell table:formula="of:=[.C4]/[.B4]" office:value-type="float" office:value="1.76786686463747" calcext:value-type="float">
            <text:p>1,76786686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4.55958" calcext:value-type="float">
            <text:p>4,55958</text:p>
          </table:table-cell>
          <table:table-cell table:style-name="ce3" office:value-type="float" office:value="8.65596" calcext:value-type="float">
            <text:p>8,65596</text:p>
          </table:table-cell>
          <table:table-cell table:formula="of:=[.C5]/[.B5]" office:value-type="float" office:value="1.89841169581409" calcext:value-type="float">
            <text:p>1,898411695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5.82756" calcext:value-type="float">
            <text:p>5,82756</text:p>
          </table:table-cell>
          <table:table-cell table:style-name="ce3" office:value-type="float" office:value="13.029" calcext:value-type="float">
            <text:p>13,029</text:p>
          </table:table-cell>
          <table:table-cell table:formula="of:=[.C6]/[.B6]" office:value-type="float" office:value="2.23575561641579" calcext:value-type="float">
            <text:p>2,23575561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9.08581" calcext:value-type="float">
            <text:p>9,08581</text:p>
          </table:table-cell>
          <table:table-cell table:style-name="ce3" office:value-type="float" office:value="17.3709" calcext:value-type="float">
            <text:p>17,3709</text:p>
          </table:table-cell>
          <table:table-cell table:formula="of:=[.C7]/[.B7]" office:value-type="float" office:value="1.91187136865068" calcext:value-type="float">
            <text:p>1,911871368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13.6414" calcext:value-type="float">
            <text:p>13,6414</text:p>
          </table:table-cell>
          <table:table-cell table:style-name="ce3" office:value-type="float" office:value="26.3412" calcext:value-type="float">
            <text:p>26,3412</text:p>
          </table:table-cell>
          <table:table-cell table:formula="of:=[.C8]/[.B8]" office:value-type="float" office:value="1.9309748266307" calcext:value-type="float">
            <text:p>1,93097482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18.7612" calcext:value-type="float">
            <text:p>18,7612</text:p>
          </table:table-cell>
          <table:table-cell table:style-name="ce3" office:value-type="float" office:value="35.399" calcext:value-type="float">
            <text:p>35,399</text:p>
          </table:table-cell>
          <table:table-cell table:formula="of:=[.C9]/[.B9]" office:value-type="float" office:value="1.88681960642176" calcext:value-type="float">
            <text:p>1,88681960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float" office:value="28.7224" calcext:value-type="float">
            <text:p>28,7224</text:p>
          </table:table-cell>
          <table:table-cell table:style-name="ce3" office:value-type="float" office:value="53.268" calcext:value-type="float">
            <text:p>53,268</text:p>
          </table:table-cell>
          <table:table-cell table:formula="of:=[.C10]/[.B10]" office:value-type="float" office:value="1.85458039718129" calcext:value-type="float">
            <text:p>1,854580397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45.3224" calcext:value-type="float">
            <text:p>45,3224</text:p>
          </table:table-cell>
          <table:table-cell table:style-name="ce3" office:value-type="float" office:value="87.2727" calcext:value-type="float">
            <text:p>87,2727</text:p>
          </table:table-cell>
          <table:table-cell table:formula="of:=[.C11]/[.B11]" office:value-type="float" office:value="1.9255974970434" calcext:value-type="float">
            <text:p>1,9255974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100.634" calcext:value-type="float">
            <text:p>100,634</text:p>
          </table:table-cell>
          <table:table-cell table:style-name="ce3" office:value-type="float" office:value="175.867" calcext:value-type="float">
            <text:p>175,867</text:p>
          </table:table-cell>
          <table:table-cell table:formula="of:=[.C12]/[.B12]" office:value-type="float" office:value="1.74759027763976" calcext:value-type="float">
            <text:p>1,7475902776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RAMAT</meta:initial-creator>
    <meta:creation-date>2013-08-23T18:34:35.422776461</meta:creation-date>
    <dc:date>2013-08-23T20:18:15.351908949</dc:date>
    <dc:creator>Eric RAMAT</dc:creator>
    <meta:editing-duration>PT1H30M51S</meta:editing-duration>
    <meta:editing-cycles>8</meta:editing-cycles>
    <meta:generator>LibreOffice/4.1.0.4$Linux_x86 LibreOffice_project/410m0$Build-4</meta:generator>
    <meta:document-statistic meta:table-count="2" meta:cell-count="12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0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00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00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55cm" svg:height="9.353cm" xlink:href=".." xlink:type="simple" chart:class="chart:scatter" chart:style-name="ch1">
        <chart:legend chart:legend-position="end" svg:x="19.71cm" svg:y="3.63cm" style:legend-expansion="high" chart:style-name="ch2"/>
        <chart:plot-area chart:style-name="ch3" table:cell-range-address="2C2S.A2:2C2S.E12" chart:data-source-has-labels="both" svg:x="0.953cm" svg:y="0.883cm" svg:width="17.751cm" svg:height="7.863cm">
          <chartooo:coordinate-region svg:x="1.574cm" svg:y="1.082cm" svg:width="16.758cm" svg:height="7.017cm"/>
          <chart:axis chart:dimension="x" chart:name="primary-x" chart:style-name="ch4" chartooo:axis-type="auto">
            <chart:categories table:cell-range-address="2C2S.A3:2C2S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2C2S.B3:2C2S.B12" chart:label-cell-address="2C2S.B2:2C2S.B2" chart:class="chart:scatter">
            <chart:domain table:cell-range-address="2C2S.A3:2C2S.A12"/>
            <chart:data-point chart:repeated="10"/>
          </chart:series>
          <chart:series chart:style-name="ch8" chart:values-cell-range-address="2C2S.C3:2C2S.C12" chart:label-cell-address="2C2S.C2:2C2S.C2" chart:class="chart:scatter">
            <chart:data-point chart:repeated="10"/>
          </chart:series>
          <chart:series chart:style-name="ch9" chart:values-cell-range-address="2C2S.D3:2C2S.D12" chart:label-cell-address="2C2S.D2:2C2S.D2" chart:class="chart:scatter">
            <chart:data-point chart:repeated="10"/>
          </chart:series>
          <chart:series chart:style-name="ch10" chart:values-cell-range-address="2C2S.E3:2C2S.E12" chart:label-cell-address="2C2S.E2:2C2S.E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pendant multithreading</text:p>
                <draw:g>
                  <svg:desc>2C2S.B2:2C2S.B2</svg:desc>
                </draw:g>
              </table:table-cell>
              <table:table-cell office:value-type="string">
                <text:p>Dependant classic</text:p>
                <draw:g>
                  <svg:desc>2C2S.C2:2C2S.C2</svg:desc>
                </draw:g>
              </table:table-cell>
              <table:table-cell office:value-type="string">
                <text:p>Independant multithreading</text:p>
                <draw:g>
                  <svg:desc>2C2S.D2:2C2S.D2</svg:desc>
                </draw:g>
              </table:table-cell>
              <table:table-cell office:value-type="string">
                <text:p>Independant classic</text:p>
                <draw:g>
                  <svg:desc>2C2S.E2:2C2S.E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2C2S.A3:2C2S.A12</svg:desc>
                </draw:g>
              </table:table-cell>
              <table:table-cell office:value-type="float" office:value="0.413947">
                <text:p>0.413947</text:p>
                <draw:g>
                  <svg:desc>2C2S.B3:2C2S.B12</svg:desc>
                </draw:g>
              </table:table-cell>
              <table:table-cell office:value-type="float" office:value="0.458683">
                <text:p>0.458683</text:p>
                <draw:g>
                  <svg:desc>2C2S.C3:2C2S.C12</svg:desc>
                </draw:g>
              </table:table-cell>
              <table:table-cell office:value-type="float" office:value="0.223781">
                <text:p>0.223781</text:p>
                <draw:g>
                  <svg:desc>2C2S.D3:2C2S.D12</svg:desc>
                </draw:g>
              </table:table-cell>
              <table:table-cell office:value-type="float" office:value="0.306874">
                <text:p>0.306874</text:p>
                <draw:g>
                  <svg:desc>2C2S.E3:2C2S.E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57692">
                <text:p>0.757692</text:p>
              </table:table-cell>
              <table:table-cell office:value-type="float" office:value="0.922055">
                <text:p>0.922055</text:p>
              </table:table-cell>
              <table:table-cell office:value-type="float" office:value="0.399216">
                <text:p>0.399216</text:p>
              </table:table-cell>
              <table:table-cell office:value-type="float" office:value="0.601701">
                <text:p>0.6017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78738">
                <text:p>1.78738</text:p>
              </table:table-cell>
              <table:table-cell office:value-type="float" office:value="2.27216">
                <text:p>2.27216</text:p>
              </table:table-cell>
              <table:table-cell office:value-type="float" office:value="0.884743">
                <text:p>0.884743</text:p>
              </table:table-cell>
              <table:table-cell office:value-type="float" office:value="1.53838">
                <text:p>1.5383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40313">
                <text:p>2.40313</text:p>
              </table:table-cell>
              <table:table-cell office:value-type="float" office:value="4.03989">
                <text:p>4.03989</text:p>
              </table:table-cell>
              <table:table-cell office:value-type="float" office:value="1.21303">
                <text:p>1.21303</text:p>
              </table:table-cell>
              <table:table-cell office:value-type="float" office:value="2.17525">
                <text:p>2.175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.16885">
                <text:p>3.16885</text:p>
              </table:table-cell>
              <table:table-cell office:value-type="float" office:value="5.72091">
                <text:p>5.72091</text:p>
              </table:table-cell>
              <table:table-cell office:value-type="float" office:value="1.77255">
                <text:p>1.77255</text:p>
              </table:table-cell>
              <table:table-cell office:value-type="float" office:value="3.65973">
                <text:p>3.6597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71428">
                <text:p>4.71428</text:p>
              </table:table-cell>
              <table:table-cell office:value-type="float" office:value="6.58226">
                <text:p>6.58226</text:p>
              </table:table-cell>
              <table:table-cell office:value-type="float" office:value="2.69626">
                <text:p>2.69626</text:p>
              </table:table-cell>
              <table:table-cell office:value-type="float" office:value="5.6897">
                <text:p>5.68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34916">
                <text:p>6.34916</text:p>
              </table:table-cell>
              <table:table-cell office:value-type="float" office:value="11.0358">
                <text:p>11.0358</text:p>
              </table:table-cell>
              <table:table-cell office:value-type="float" office:value="3.8821">
                <text:p>3.8821</text:p>
              </table:table-cell>
              <table:table-cell office:value-type="float" office:value="6.85537">
                <text:p>6.855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.38968">
                <text:p>9.38968</text:p>
              </table:table-cell>
              <table:table-cell office:value-type="float" office:value="13.1884">
                <text:p>13.1884</text:p>
              </table:table-cell>
              <table:table-cell office:value-type="float" office:value="5.4506">
                <text:p>5.4506</text:p>
              </table:table-cell>
              <table:table-cell office:value-type="float" office:value="10.6461">
                <text:p>10.64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.9006">
                <text:p>17.9006</text:p>
              </table:table-cell>
              <table:table-cell office:value-type="float" office:value="26.7449">
                <text:p>26.7449</text:p>
              </table:table-cell>
              <table:table-cell office:value-type="float" office:value="9.85246">
                <text:p>9.85246</text:p>
              </table:table-cell>
              <table:table-cell office:value-type="float" office:value="17.5372">
                <text:p>17.53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1.1636">
                <text:p>31.1636</text:p>
              </table:table-cell>
              <table:table-cell office:value-type="float" office:value="51.385">
                <text:p>51.385</text:p>
              </table:table-cell>
              <table:table-cell office:value-type="float" office:value="18.8948">
                <text:p>18.8948</text:p>
              </table:table-cell>
              <table:table-cell office:value-type="float" office:value="35.9672">
                <text:p>35.9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 LibreOffice_project/41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953cm" svg:height="8.873cm" xlink:href=".." xlink:type="simple" chart:class="chart:scatter" chart:style-name="ch1">
        <chart:legend chart:legend-position="end" svg:x="20.592cm" svg:y="3.888cm" style:legend-expansion="high" chart:style-name="ch2"/>
        <chart:plot-area chart:style-name="ch3" table:cell-range-address="2C2S.A2:2C2S.A12 2C2S.F2:2C2S.G12" chart:data-source-has-labels="row" svg:x="0.949cm" svg:y="0.843cm" svg:width="18.646cm" svg:height="7.433cm">
          <chartooo:coordinate-region svg:x="1.676cm" svg:y="1.043cm" svg:width="17.547cm" svg:height="6.5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C2S.F3:2C2S.F12" chart:label-cell-address="2C2S.F2:2C2S.F2" chart:class="chart:scatter">
            <chart:domain table:cell-range-address="2C2S.A3:2C2S.A12"/>
            <chart:data-point chart:repeated="10"/>
          </chart:series>
          <chart:series chart:style-name="ch7" chart:values-cell-range-address="2C2S.G3:2C2S.G12" chart:label-cell-address="2C2S.G2:2C2S.G2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pendant relative</text:p>
                <draw:g>
                  <svg:desc>2C2S.F2:2C2S.F2</svg:desc>
                </draw:g>
              </table:table-cell>
              <table:table-cell office:value-type="string">
                <text:p>Independant relative</text:p>
                <draw:g>
                  <svg:desc>2C2S.G2:2C2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2C2S.A3:2C2S.A12</svg:desc>
                </draw:g>
              </table:table-cell>
              <table:table-cell office:value-type="float" office:value="1.10807180629404">
                <text:p>1.10807180629404</text:p>
                <draw:g>
                  <svg:desc>2C2S.F3:2C2S.F12</svg:desc>
                </draw:g>
              </table:table-cell>
              <table:table-cell office:value-type="float" office:value="1.37131391851855">
                <text:p>1.37131391851855</text:p>
                <draw:g>
                  <svg:desc>2C2S.G3:2C2S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21692587489376">
                <text:p>1.21692587489376</text:p>
              </table:table-cell>
              <table:table-cell office:value-type="float" office:value="1.50720662498497">
                <text:p>1.50720662498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27122380243709">
                <text:p>1.27122380243709</text:p>
              </table:table-cell>
              <table:table-cell office:value-type="float" office:value="1.7387874218841">
                <text:p>1.7387874218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1.6810950718438">
                <text:p>1.6810950718438</text:p>
              </table:table-cell>
              <table:table-cell office:value-type="float" office:value="1.79323677073114">
                <text:p>1.79323677073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.80535841077994">
                <text:p>1.80535841077994</text:p>
              </table:table-cell>
              <table:table-cell office:value-type="float" office:value="2.06466954387746">
                <text:p>2.06466954387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.39623866210747">
                <text:p>1.39623866210747</text:p>
              </table:table-cell>
              <table:table-cell office:value-type="float" office:value="2.11021934086475">
                <text:p>2.11021934086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73815118850368">
                <text:p>1.73815118850368</text:p>
              </table:table-cell>
              <table:table-cell office:value-type="float" office:value="1.76589217176271">
                <text:p>1.76589217176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1.40456330780176">
                <text:p>1.40456330780176</text:p>
              </table:table-cell>
              <table:table-cell office:value-type="float" office:value="1.9531978130848">
                <text:p>1.95319781308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.49407841077953">
                <text:p>1.49407841077953</text:p>
              </table:table-cell>
              <table:table-cell office:value-type="float" office:value="1.77998185224807">
                <text:p>1.77998185224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.64887882016198">
                <text:p>1.64887882016198</text:p>
              </table:table-cell>
              <table:table-cell office:value-type="float" office:value="1.90355018311917">
                <text:p>1.903550183119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 LibreOffice_project/410m0$Build-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0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0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00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172cm" svg:height="9.152cm" xlink:href=".." xlink:type="simple" chart:class="chart:scatter" chart:style-name="ch1">
        <chart:legend chart:legend-position="end" svg:x="23.727cm" svg:y="4.028cm" style:legend-expansion="high" chart:style-name="ch2"/>
        <chart:plot-area chart:style-name="ch3" table:cell-range-address="2C10S.A2:2C10S.C12" chart:data-source-has-labels="row" svg:x="1.033cm" svg:y="0.867cm" svg:width="21.528cm" svg:height="7.682cm">
          <chartooo:coordinate-region svg:x="1.84cm" svg:y="1.067cm" svg:width="20.349cm" svg:height="6.8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C10S.B3:2C10S.B12" chart:label-cell-address="2C10S.B2:2C10S.B2" chart:class="chart:scatter">
            <chart:domain table:cell-range-address="2C10S.A3:2C10S.A12"/>
            <chart:data-point chart:repeated="10"/>
          </chart:series>
          <chart:series chart:style-name="ch8" chart:values-cell-range-address="2C10S.C3:2C10S.C12" chart:label-cell-address="2C10S.C2:2C10S.C2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dependant multithreading</text:p>
                <draw:g>
                  <svg:desc>2C10S.B2:2C10S.B2</svg:desc>
                </draw:g>
              </table:table-cell>
              <table:table-cell office:value-type="string">
                <text:p>Independant classic</text:p>
                <draw:g>
                  <svg:desc>2C10S.C2:2C10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2C10S.A3:2C10S.A12</svg:desc>
                </draw:g>
              </table:table-cell>
              <table:table-cell office:value-type="float" office:value="0.858491">
                <text:p>0.858491</text:p>
                <draw:g>
                  <svg:desc>2C10S.B3:2C10S.B12</svg:desc>
                </draw:g>
              </table:table-cell>
              <table:table-cell office:value-type="float" office:value="2.12238">
                <text:p>2.12238</text:p>
                <draw:g>
                  <svg:desc>2C10S.C3:2C10S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6164">
                <text:p>1.6164</text:p>
              </table:table-cell>
              <table:table-cell office:value-type="float" office:value="2.85758">
                <text:p>2.85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4.55958">
                <text:p>4.55958</text:p>
              </table:table-cell>
              <table:table-cell office:value-type="float" office:value="8.65596">
                <text:p>8.65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5.82756">
                <text:p>5.82756</text:p>
              </table:table-cell>
              <table:table-cell office:value-type="float" office:value="13.029">
                <text:p>13.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9.08581">
                <text:p>9.08581</text:p>
              </table:table-cell>
              <table:table-cell office:value-type="float" office:value="17.3709">
                <text:p>17.37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3.6414">
                <text:p>13.6414</text:p>
              </table:table-cell>
              <table:table-cell office:value-type="float" office:value="26.3412">
                <text:p>26.3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7612">
                <text:p>18.7612</text:p>
              </table:table-cell>
              <table:table-cell office:value-type="float" office:value="35.399">
                <text:p>35.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28.7224">
                <text:p>28.7224</text:p>
              </table:table-cell>
              <table:table-cell office:value-type="float" office:value="53.268">
                <text:p>53.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45.3224">
                <text:p>45.3224</text:p>
              </table:table-cell>
              <table:table-cell office:value-type="float" office:value="87.2727">
                <text:p>87.2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0.634">
                <text:p>100.634</text:p>
              </table:table-cell>
              <table:table-cell office:value-type="float" office:value="175.867">
                <text:p>175.8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 LibreOffice_project/410m0$Build-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339cm" svg:height="9cm" xlink:href=".." xlink:type="simple" chart:class="chart:scatter" chart:style-name="ch1">
        <chart:legend chart:legend-position="end" svg:x="24.979cm" svg:y="4.201cm" style:legend-expansion="high" chart:style-name="ch2"/>
        <chart:plot-area chart:style-name="ch3" table:cell-range-address="2C10S.A2:2C10S.A12 2C10S.D2:2C10S.D12" chart:data-source-has-labels="row" svg:x="1.036cm" svg:y="0.855cm" svg:width="22.771cm" svg:height="7.545cm">
          <chartooo:coordinate-region svg:x="1.763cm" svg:y="1.054cm" svg:width="21.67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C10S.D3:2C10S.D12" chart:label-cell-address="2C10S.D2:2C10S.D2" chart:class="chart:scatter">
            <chart:domain table:cell-range-address="2C10S.A3:2C10S.A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dependant relative</text:p>
                <draw:g>
                  <svg:desc>2C10S.D2:2C10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2C10S.A3:2C10S.A12</svg:desc>
                </draw:g>
              </table:table-cell>
              <table:table-cell office:value-type="float" office:value="2.47222160744842">
                <text:p>2.47222160744842</text:p>
                <draw:g>
                  <svg:desc>2C10S.D3:2C10S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76786686463747">
                <text:p>1.76786686463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.89841169581409">
                <text:p>1.89841169581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.23575561641579">
                <text:p>2.23575561641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.91187136865068">
                <text:p>1.91187136865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.9309748266307">
                <text:p>1.9309748266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88681960642176">
                <text:p>1.88681960642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1.85458039718129">
                <text:p>1.85458039718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1.9255974970434">
                <text:p>1.9255974970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.74759027763976">
                <text:p>1.747590277639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 LibreOffice_project/410m0$Build-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